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a41d85" fo:font-size="28pt" style:text-underline-style="solid" style:text-underline-width="auto" style:text-underline-color="font-color" fo:font-weight="bold" officeooo:rsid="0011bfef" officeooo:paragraph-rsid="0011bfef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a41d85" fo:font-size="28pt" style:text-underline-style="none" fo:font-weight="normal" officeooo:rsid="0011bfef" officeooo:paragraph-rsid="0011bfef" style:font-size-asian="28pt" style:font-weight-asian="normal" style:font-size-complex="2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ff420e" fo:font-size="20pt" style:text-underline-style="solid" style:text-underline-width="auto" style:text-underline-color="font-color" fo:font-weight="bold" officeooo:rsid="0011bfef" officeooo:paragraph-rsid="0011bfef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4586" fo:font-size="28pt" style:text-underline-style="none" fo:font-weight="normal" officeooo:rsid="0011bfef" officeooo:paragraph-rsid="0011bfef" style:font-size-asian="28pt" style:font-weight-asian="normal" style:font-size-complex="2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4586" fo:font-size="28pt" style:text-underline-style="solid" style:text-underline-width="auto" style:text-underline-color="font-color" fo:font-weight="bold" officeooo:rsid="0011bfef" officeooo:paragraph-rsid="0011bfef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83caff" fo:font-size="20pt" style:text-underline-style="none" fo:font-weight="bold" officeooo:rsid="0011bfef" officeooo:paragraph-rsid="0011bfef" style:font-size-asian="20pt" style:font-weight-asian="bold" style:font-size-complex="20pt" style:font-weight-complex="bold"/>
    </style:style>
    <style:style style:name="T1" style:family="text">
      <style:text-properties fo:color="#c5000b" style:text-underline-style="solid" style:text-underline-width="auto" style:text-underline-color="font-color" officeooo:rsid="00173031"/>
    </style:style>
    <style:style style:name="T2" style:family="text">
      <style:text-properties fo:color="#c5000b" style:text-underline-style="solid" style:text-underline-width="auto" style:text-underline-color="font-color" officeooo:rsid="001b7bf8"/>
    </style:style>
    <style:style style:name="T3" style:family="text">
      <style:text-properties officeooo:rsid="0014322a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officeooo:rsid="001b5a8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 <text:span text:style-name="T3">Alpha</text:span></text:p>
      <text:p text:style-name="P1"/>
      <text:p text:style-name="P5">Web Development Internship</text:p>
      <text:p text:style-name="P4"/>
      <text:p text:style-name="P3">PROJECT-<text:span text:style-name="T5">3</text:span>:- <text:span text:style-name="T5">RESUME BUILDER</text:span></text:p>
      <text:p text:style-name="P3"/>
      <text:p text:style-name="P3"/>
      <text:p text:style-name="P3"/>
      <text:p text:style-name="P3"/>
      <text:p text:style-name="P6"><text:span text:style-name="T4">Designed By</text:span>:-</text:p>
      <text:p text:style-name="P6"><text:s text:c="31"/><text:span text:style-name="T2">Pinjari Shabana</text:span></text:p>
      <text:p text:style-name="P2"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5T18:09:25.884131773</meta:creation-date>
    <dc:date>2023-08-09T08:51:42.472161613</dc:date>
    <meta:editing-duration>PT1H28M55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2" meta:character-count="129" meta:non-whitespace-character-count="83"/>
  </office:meta>
</office:document-meta>
</file>